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Heading_20_1">
      <style:text-properties style:font-name="Cambria"/>
    </style:style>
    <style:style style:name="P2" style:family="paragraph" style:parent-style-name="Table_20_Contents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Cambria"/>
    </style:style>
    <style:style style:name="P6" style:family="paragraph" style:parent-style-name="Text_20_body">
      <style:text-properties style:font-name="Cambria"/>
    </style:style>
    <style:style style:name="P7" style:family="paragraph" style:parent-style-name="Text_20_body">
      <style:paragraph-properties fo:text-align="center" style:justify-single-word="false"/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fo:font-weight="normal" style:font-weight-asian="normal" style:font-weight-complex="normal"/>
    </style:style>
    <style:style style:name="T4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style:font-name="Times New Roman" fo:language="en" fo:country="US" style:font-name-asian="Times New Roman1" style:font-name-complex="Times New Roman1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style:font-name-asian="Times New Roman1" style:font-name-complex="Times New Roman1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6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8" style:family="text">
      <style:text-properties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asian="Times New Roman1" style:font-name-complex="Times New Roman1"/>
    </style:style>
    <style:style style:name="T22" style:family="text">
      <style:text-properties fo:language="en" fo:country="US" style:font-name-asian="Times New Roman1" style:font-name-complex="Times New Roman1"/>
    </style:style>
    <style:style style:name="T2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25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1.06cm" svg:height="0.93cm" draw:z-index="0"><draw:image xlink:href="../../odt/images/0050.png" xlink:type="simple" xlink:show="embed" xlink:actuate="onLoad"/></draw:frame></text:p>
          </table:table-cell>
          <table:table-cell table:style-name="Table1.B1" office:value-type="string">
            <text:h text:style-name="P1" text:outline-level="1">Арккотангенс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6">| векторизован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14cm" svg:height="1.64cm" draw:z-index="1"><draw:image xlink:href="../../odt/images/0050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5" table:number-columns-spanned="2" office:value-type="string">
            <text:p text:style-name="P6">Блок возвращает выходное значение, вычисленное по формуле:</text:p>
            <text:p text:style-name="P7"><draw:frame draw:style-name="fr3" draw:name="Объект1" text:anchor-type="as-char" svg:width="5.771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6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0">амплитуда, круговая частота и фаза</text:span>,</text:p>
            <text:p text:style-name="P6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10">й и выходной сигналы.</text:span></text:p>
            <text:p text:style-name="P6"><text:span text:style-name="T11">Свойства</text:span><text:span text:style-name="T10">:</text:span></text:p>
            <text:list xml:id="list4057001064355401617" text:style-name="L1">
              <text:list-item>
                <text:p text:style-name="P8"><text:span text:style-name="T10">А</text:span><text:span text:style-name="T12">мплитуда</text:span><text:span text:style-name="T21"> – коэффициент</text:span><text:span text:style-name="T21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21">.</text:span></text:p>
              </text:list-item>
              <text:list-item>
                <text:p text:style-name="P8"><text:span text:style-name="T21">Частота – коэффициент</text:span><text:span text:style-name="T21"><draw:frame draw:style-name="fr3" draw:name="Объект6" text:anchor-type="as-char" svg:width="0.55cm" svg:height="0.28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21">.</text:span></text:p>
              </text:list-item>
              <text:list-item>
                <text:p text:style-name="P8"><text:span text:style-name="T12">Фаза</text:span><text:span text:style-name="T21"> – коэффициент</text:span><text:span text:style-name="T21"><draw:frame draw:style-name="fr3" draw:name="Объект5" text:anchor-type="as-char" svg:width="0.566cm" svg:height="0.549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22">.</text:span></text:p>
              </text:list-item>
            </text:list>
            <text:p text:style-name="P6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6"><text:span text:style-name="T19">Примечани</text:span><text:span text:style-name="T11">я</text:span>:</text:p>
            <text:list xml:id="list3318249759176402093" text:style-name="L2">
              <text:list-item>
                <text:p text:style-name="P9">По умолчанию данный блок реализует <text:span text:style-name="T10">обратное котангенциальному </text:span>преобразование входного <text:span text:style-name="T20">скалярного</text:span> сигнала с<text:span text:style-name="T10">о свойствами </text:span><draw:frame draw:style-name="fr3" draw:name="Object2" text:anchor-type="as-char" svg:width="4.02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10"><text:span text:style-name="T23">Именованные свойства </text:span><text:span text:style-name="T16">могут быть заданы </text:span><text:span text:style-name="T23">как </text:span><text:span text:style-name="T26">локальные</text:span><text:span text:style-name="T23"> переменные модели (или субмодели) во вкладке </text:span><text:span text:style-name="T26">Параметры,</text:span><text:span text:style-name="T23"> как </text:span><text:span text:style-name="T26">глобальные</text:span><text:span text:style-name="T23"> сигналы проекта при помощи пункта главного меню </text:span><text:span text:style-name="T14">Сервис</text:span><text:span text:style-name="T23"> </text:span><text:span text:style-name="T24">→</text:span><text:span text:style-name="T25"> </text:span><text:span text:style-name="T27">Сигналы,</text:span><text:span text:style-name="T23"> </text:span><text:span text:style-name="T16">или как </text:span><text:span text:style-name="T14">внешние</text:span><text:span text:style-name="T16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Арккотангенс</dc:title>
    <dc:date>2014-11-29T01:21:04.56</dc:date>
    <meta:generator>OpenOffice/4.1.1$Win32 OpenOffice.org_project/411m6$Build-9775</meta:generator>
    <meta:editing-duration>PT2H29M24S</meta:editing-duration>
    <meta:editing-cycles>148</meta:editing-cycles>
    <meta:document-statistic meta:table-count="1" meta:image-count="2" meta:object-count="7" meta:page-count="1" meta:paragraph-count="18" meta:word-count="116" meta:character-count="788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arcctg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arcctg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